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54b6" officeooo:paragraph-rsid="000454b6"/>
    </style:style>
    <style:style style:name="P2" style:family="paragraph" style:parent-style-name="Standard">
      <style:text-properties officeooo:paragraph-rsid="000454b6"/>
    </style:style>
    <style:style style:name="P3" style:family="paragraph" style:parent-style-name="Standard">
      <style:text-properties officeooo:rsid="0004bf36" officeooo:paragraph-rsid="0004bf36"/>
    </style:style>
    <style:style style:name="P4" style:family="paragraph" style:parent-style-name="Standard">
      <style:text-properties fo:font-size="28pt" officeooo:rsid="000454b6" officeooo:paragraph-rsid="000454b6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4b6" style:font-weight-asian="bold" style:font-weight-complex="bold"/>
    </style:style>
    <style:style style:name="T3" style:family="text">
      <style:text-properties fo:font-weight="bold" officeooo:rsid="0004bf36" style:font-weight-asian="bold" style:font-weight-complex="bold"/>
    </style:style>
    <style:style style:name="T4" style:family="text">
      <style:text-properties officeooo:rsid="000454b6"/>
    </style:style>
    <style:style style:name="T5" style:family="text">
      <style:text-properties officeooo:rsid="0004bf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urse Input Template</text:p>
      <text:p text:style-name="P2"/>
      <text:p text:style-name="P3">Educational courses are tracked for each volunteer along with the hours spent in each individual class. <text:s/>Each course to be tracked must be entered into the database to accommodate this. <text:s/>A unique identifier must be specified to allow tracking. <text:s/>The following information is required when registering each course.</text:p>
      <text:p text:style-name="P3"/>
      <text:p text:style-name="P2"><text:span text:style-name="T2">A</text:span><text:span text:style-name="T3">gency</text:span><text:span text:style-name="T4"> – the organization conducting the educational session. <text:s/>Use an acronym or short name of 8 or less characters (i.e. PWC, OWCN, SPOKES, etc.)</text:span></text:p>
      <text:p text:style-name="P2"/>
      <text:p text:style-name="P2">________________ <text:span text:style-name="T4">(8 Characters Max)</text:span></text:p>
      <text:p text:style-name="P1"/>
      <text:p text:style-name="P1"/>
      <text:p text:style-name="P1"><text:span text:style-name="T1">Course Identifier</text:span>: the brief title or name of the education session of 30 or less characters..</text:p>
      <text:p text:style-name="P1"/>
      <text:p text:style-name="P1">________________________________ (30 Characters Max)</text:p>
      <text:p text:style-name="P1"/>
      <text:p text:style-name="P3">NOTE: the Agency plus the Identifier combined will be used to identify the course.</text:p>
      <text:p text:style-name="P1"/>
      <text:p text:style-name="P3"><text:span text:style-name="T1">Course Duration</text:span> (in hours): _______</text:p>
      <text:p text:style-name="P1"/>
      <text:p text:style-name="P1"><text:span text:style-name="T1">Course Name</text:span>: <text:s/>Official title of the course</text:p>
      <text:p text:style-name="P1"/>
      <text:p text:style-name="P1">________________________________________________________________________________________</text:p>
      <text:p text:style-name="P1"/>
      <text:p text:style-name="P1"><text:span text:style-name="T1">Course Description</text:span>: Description of the course topics <text:span text:style-name="T5">including the</text:span> skills that are to be added or enha<text:span text:style-name="T5">n</text:span>ced <text:span text:style-name="T5">during the course of this training program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5-03-02T18:37:08.947073063</dc:date>
    <dc:creator>Dave Klinzman</dc:creator>
    <meta:editing-duration>PT12M5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149" meta:character-count="1057" meta:non-whitespace-character-count="913"/>
  </office:meta>
</office:document-meta>
</file>